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mr_italic" style:family="text">
      <style:text-properties fo:font-style="italic" style:font-style-asian="italic" style:font-style-complex="italic"/>
    </style:style>
    <style:style style:name="mr_bold" style:family="text">
      <style:text-properties fo:font-weight="bold" style:font-weight-asian="bold" style:font-weight-complex="bold"/>
    </style:style>
    <style:style style:name="mr_underline" style:family="text">
      <style:text-properties style:text-underline-style="solid" style:text-underline-width="auto" style:text-underline-color="font-color"/>
    </style:style>
    <style:style style:name="mr_strike" style:family="text">
      <style:text-properties style:text-line-through-style="solid"/>
    </style:style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Header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none" fo:background-color="#dbe5f1" fo:border-left="0.0008in solid #000000" fo:border-right="none" fo:border-top="none"/>
      <style:text-properties style:font-name="Arial" fo:font-weight="bold" style:font-name-asian="Times New Roman" style:language-asian="en" style:country-asian="US" style:font-weight-asian="bold" style:font-name-complex="Arial" style:font-size-complex="5.65000009536743pt" style:language-complex="ar" style:country-complex="SA" style:font-weight-complex="bold"/>
    </style:style>
    <style:style style:name="ce5" style:family="table-cell" style:parent-style-name="Label">
      <style:table-cell-properties fo:border-bottom="none" fo:border-left="0.0008in solid #000000" fo:border-right="none" fo:border-top="none"/>
    </style:style>
    <style:style style:name="ce6" style:family="table-cell" style:parent-style-name="Label">
      <style:table-cell-properties fo:border-bottom="none" fo:border-left="0.0008in solid #000000" fo:border-right="none" fo:border-top="none" style:vertical-align="top"/>
    </style:style>
    <style:style style:name="ce7" style:family="table-cell" style:parent-style-name="Header2">
      <style:table-cell-properties fo:border-bottom="none" fo:border-left="0.0008in solid #000000" fo:border-right="none" fo:border-top="none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4f81bd"/>
      <style:text-properties fo:color="#ffffff" fo:font-weight="bold" style:font-weight-asian="bold" style:font-weight-complex="bold"/>
    </style:style>
    <style:style style:name="ce12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font-name="Arial" fo:font-size="10pt" fo:font-style="normal" fo:font-weight="normal" style:font-name-asian="Times New Roman" style:font-size-asian="10pt" style:language-asian="en" style:country-asian="US" style:font-style-asian="normal" style:font-weight-asian="normal" style:font-name-complex="Arial" style:font-size-complex="5.69999980926514pt" style:language-complex="ar" style:country-complex="SA" style:font-style-complex="normal" style:font-weight-complex="normal"/>
    </style:style>
    <style:style style:name="ce14" style:family="table-cell" style:parent-style-name="Header2"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15" style:family="table-cell" style:parent-style-name="Default">
      <style:table-cell-properties style:vertical-align="top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16" style:family="table-cell" style:parent-style-name="Default">
      <style:text-properties fo:color="#000000" style:font-name="Arial" fo:font-size="10pt" fo:language="zxx" fo:country="none" style:font-name-asian="Tahoma" style:font-size-asian="10pt" style:language-asian="zxx" style:country-asian="none" style:font-name-complex="Tahoma" style:font-size-complex="10pt" style:language-complex="zxx" style:country-complex="none"/>
    </style:style>
    <style:style style:name="ce17" style:family="table-cell" style:parent-style-name="Default">
      <style:table-cell-properties style:vertical-align="top"/>
      <style:text-properties style:font-name="Arial" style:font-name-asian="Times New Roman" style:language-asian="en" style:country-asian="US" style:font-name-complex="Arial" style:font-size-complex="5.69999980926514pt" style:language-complex="ar" style:country-complex="SA"/>
    </style:style>
    <style:style style:name="ce18" style:family="table-cell" style:parent-style-name="Default">
      <style:text-properties fo:color="#ffffff" fo:font-size="16pt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008in solid #000000" fo:border-top="none"/>
    </style:style>
    <style:style style:name="ce20" style:family="table-cell" style:parent-style-name="Header2">
      <style:table-cell-properties fo:border-bottom="none" fo:border-left="none" fo:border-right="0.0008in solid #000000" fo:border-top="none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21" style:family="table-cell" style:parent-style-name="Label">
      <style:table-cell-properties fo:border-bottom="none" fo:border-left="none" fo:border-right="0.0008in solid #000000" fo:border-top="none"/>
    </style:style>
    <style:style style:name="ce22" style:family="table-cell" style:parent-style-name="Default">
      <style:table-cell-properties fo:border-bottom="none" fo:border-left="none" fo:border-right="0.0008in solid #000000" fo:border-top="none" style:vertical-align="top"/>
      <style:text-properties style:font-name="Arial" fo:font-size="10pt" fo:language="en" fo:country="US" style:font-name-asian="Times New Roman" style:font-size-asian="10pt" style:language-asian="en" style:country-asian="US" style:font-name-complex="Arial" style:font-size-complex="5.65000009536743pt" style:language-complex="ar" style:country-complex="SA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index" table:style-name="ta1" table:print="false">
        <office:forms form:automatic-focus="false" form:apply-design-mode="false"/>
        <table:table-column table:style-name="co1" table:default-cell-style-name="Header"/>
        <table:table-column table:style-name="co2" table:number-columns-repeated="5" table:default-cell-style-name="Default"/>
        <table:table-row table:style-name="ro1">
          <table:table-cell office:value-type="string" table:number-columns-spanned="6" table:number-rows-spanned="1">
            <text:p>Index of Class</text:p>
          </table:table-cell>
          <table:covered-table-cell table:number-columns-repeated="5" table:style-name="Header"/>
        </table:table-row>
        <table:table-row table:style-name="ro2">
          <table:table-cell table:style-name="ce1"/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isk Identification">Risk Identific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Organization">Organiz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isk Source">Risk Sour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isk">Risk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ntext">Contex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Decision Or Activity">Decision Or Activit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nsequence">Consequen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Not Happening">Not Happening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ause">Caus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robability">Probabilit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Occurance">Occuran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Event">Even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knock-on effects">knock-on effect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Something">Something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Stakeholder">Stakeholder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erson">Pers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zard">Hazard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Level Of Risk">Level Of Risk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isk Owner">Risk Owner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External Context">External Contex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Vunerability">Vunerabilit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isk Description">Risk Descrip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ntrol">Control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Likelihood">Likelihood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rocess">Proces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isk Treatment">Risk Treatmen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Objective">Objectiv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erson Or Organization">Person Or Organiz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isk Criteria">Risk Criteria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Frequency">Frequenc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Internal Context">Internal Context</text:a></text:p>
          </table:table-cell>
          <table:table-cell table:number-columns-repeated="5"/>
        </table:table-row>
      </table:table>
      <table:table table:name="Risk Identific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isk Identific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process<text:s text:c="1"/>of<text:s text:c="1"/>finding,<text:s text:c="1"/>recognizing<text:s text:c="1"/>and<text:s text:c="1"/>describing<text:s text:c="1"/>risks<text:line-break/>(1.1)<text:line-break/>NOTE<text:s text:c="1"/>1<text:s text:c="1"/>Risk<text:s text:c="1"/>identification<text:s text:c="1"/>involves<text:s text:c="1"/>the<text:s text:c="1"/>identification<text:s text:c="1"/>of<text:line-break/>risk<text:s text:c="1"/>sources<text:s text:c="1"/>(3.5.1.2),<text:s text:c="1"/>events<text:s text:c="1"/>(3.5.1.3),<text:s text:c="1"/>their<text:s text:c="1"/>causes<text:s text:c="1"/>and<text:line-break/>their<text:s text:c="1"/>potential<text:s text:c="1"/>consequences<text:s text:c="1"/>(3.6.1.3).<text:line-break/>NOTE<text:s text:c="1"/>2<text:s text:c="1"/>Risk<text:s text:c="1"/>identification<text:s text:c="1"/>can<text:s text:c="1"/>involve<text:s text:c="1"/>historical<text:s text:c="1"/>data,<text:line-break/>theoretical<text:s text:c="1"/>analysis,<text:s text:c="1"/>informed<text:s text:c="1"/>and<text:s text:c="1"/>expert<text:s text:c="1"/>opinions,<text:s text:c="1"/>and<text:line-break/>stakeholder's<text:s text:c="1"/>(3.2.1.1)<text:s text:c="1"/>needs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Risk<text:s text:c="1"/>Identific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Process">Process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finds<text:s text:c="1"/>risk</text:p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Creates<text:s text:c="1"/>Description</text:p>
          </table:table-cell>
          <table:table-cell office:value-type="string">
            <text:p><text:a xlink:type="simple" xlink:href="#Risk Description">Risk Descrip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Organiz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Organiz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Used<text:s text:c="1"/>but<text:s text:c="1"/>not<text:s text:c="1"/>defined<text:s text:c="1"/>in<text:s text:c="1"/>ISO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Organiz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Person Or Organization">Person Or Organiza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environment</text:p>
          </table:table-cell>
          <table:table-cell office:value-type="string">
            <text:p><text:a xlink:type="simple" xlink:href="#Context">Contex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isk Sour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isk Sour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element<text:s text:c="1"/>which<text:s text:c="1"/>alone<text:s text:c="1"/>or<text:s text:c="1"/>in<text:s text:c="1"/>combination<text:s text:c="1"/>has<text:s text:c="1"/>the<text:s text:c="1"/>intrinsic<text:line-break/>potential<text:s text:c="1"/>to<text:s text:c="1"/>give<text:s text:c="1"/>rise<text:s text:c="1"/>to<text:s text:c="1"/>risk<text:s text:c="1"/>(1.1)<text:line-break/>NOTE<text:s text:c="1"/>A<text:s text:c="1"/>risk<text:s text:c="1"/>source<text:s text:c="1"/>can<text:s text:c="1"/>be<text:s text:c="1"/>tangible<text:s text:c="1"/>or<text:s text:c="1"/>intangible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Risk<text:s text:c="1"/>Sour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implies</text:p>
          </table:table-cell>
          <table:table-cell office:value-type="string">
            <text:p><text:a xlink:type="simple" xlink:href="#Risk Description">Risk Descrip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Hazard">Hazard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Vunerability">Vunerability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gives<text:s text:c="1"/>rise<text:s text:c="1"/>to<text:s text:c="1"/>risk</text:p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isk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isk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effect<text:s text:c="1"/>of<text:s text:c="1"/>uncertainty<text:s text:c="1"/>on<text:s text:c="1"/>objectives<text:line-break/>NOTE<text:s text:c="1"/>1<text:s text:c="1"/>An<text:s text:c="1"/>effect<text:s text:c="1"/>is<text:s text:c="1"/>a<text:s text:c="1"/>deviation<text:s text:c="1"/>from<text:s text:c="1"/>the<text:s text:c="1"/>expected<text:s text:c="1"/>—<text:line-break/>positive<text:s text:c="1"/>and/or<text:s text:c="1"/>negative.<text:line-break/>NOTE<text:s text:c="1"/>2<text:s text:c="1"/>Objectives<text:s text:c="1"/>can<text:s text:c="1"/>have<text:s text:c="1"/>different<text:s text:c="1"/>aspects<text:s text:c="1"/>(such<text:line-break/>as<text:s text:c="1"/>financial,<text:s text:c="1"/>health<text:s text:c="1"/>and<text:s text:c="1"/>safety,<text:s text:c="1"/>and<text:s text:c="1"/>environmental<text:s text:c="1"/>goals)<text:line-break/>and<text:s text:c="1"/>can<text:s text:c="1"/>apply<text:s text:c="1"/>at<text:s text:c="1"/>different<text:s text:c="1"/>levels<text:s text:c="1"/>(such<text:s text:c="1"/>as<text:s text:c="1"/>strategic,<text:line-break/>organization-wide,<text:s text:c="1"/>project,<text:s text:c="1"/>product<text:s text:c="1"/>and<text:s text:c="1"/>process).<text:line-break/>NOTE<text:s text:c="1"/>3<text:s text:c="1"/>Risk<text:s text:c="1"/>is<text:s text:c="1"/>often<text:s text:c="1"/>characterized<text:s text:c="1"/>by<text:s text:c="1"/>reference<text:s text:c="1"/>to<text:line-break/>potential<text:s text:c="1"/>events<text:s text:c="1"/>(3.5.1.3)<text:s text:c="1"/>and<text:s text:c="1"/>consequences<text:s text:c="1"/>(3.6.1.3),<text:line-break/>or<text:s text:c="1"/>a<text:s text:c="1"/>combination<text:s text:c="1"/>of<text:s text:c="1"/>these.<text:line-break/>NOTE<text:s text:c="1"/>4<text:s text:c="1"/>Risk<text:s text:c="1"/>is<text:s text:c="1"/>often<text:s text:c="1"/>expressed<text:s text:c="1"/>in<text:s text:c="1"/>terms<text:s text:c="1"/>of<text:s text:c="1"/>a<text:s text:c="1"/>combination<text:line-break/>of<text:s text:c="1"/>the<text:s text:c="1"/>consequences<text:s text:c="1"/>of<text:s text:c="1"/>an<text:s text:c="1"/>event<text:s text:c="1"/>(including<text:s text:c="1"/>changes<text:line-break/>in<text:s text:c="1"/>circumstances)<text:s text:c="1"/>and<text:s text:c="1"/>the<text:s text:c="1"/>associated<text:s text:c="1"/>likelihood<text:s text:c="1"/>(3.6.1.1)<text:line-break/>of<text:s text:c="1"/>occurrence.<text:line-break/>NOTE<text:s text:c="1"/>5<text:s text:c="1"/>Uncertainty<text:s text:c="1"/>is<text:s text:c="1"/>the<text:s text:c="1"/>state,<text:s text:c="1"/>even<text:s text:c="1"/>partial,<text:s text:c="1"/>of<text:s text:c="1"/>deficiency<text:line-break/>of<text:s text:c="1"/>information<text:s text:c="1"/>related<text:s text:c="1"/>to,<text:s text:c="1"/>understanding<text:s text:c="1"/>or<text:s text:c="1"/>knowledge<text:line-break/>of,<text:s text:c="1"/>an<text:s text:c="1"/>event,<text:s text:c="1"/>its<text:s text:c="1"/>consequence,<text:s text:c="1"/>or<text:s text:c="1"/>likelihood.<text:s text:c="1"/>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Risk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affects</text:p>
          </table:table-cell>
          <table:table-cell office:value-type="string">
            <text:p><text:a xlink:type="simple" xlink:href="#Objective">Objectiv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Likelihood">Likelihood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potential<text:s text:c="1"/>consequence</text:p>
          </table:table-cell>
          <table:table-cell office:value-type="string">
            <text:p><text:a xlink:type="simple" xlink:href="#Consequence">Consequen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potential<text:s text:c="1"/>event</text:p>
          </table:table-cell>
          <table:table-cell office:value-type="string">
            <text:p><text:a xlink:type="simple" xlink:href="#Event">Even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Treatment">Risk Treatmen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Owner">Risk Owne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Description">Risk Descrip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Criteria">Risk Criteria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Level Of Risk">Level Of 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ntrol">Control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Identification">Risk Identifica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risk<text:s text:c="1"/>Source</text:p>
          </table:table-cell>
          <table:table-cell office:value-type="string">
            <text:p><text:a xlink:type="simple" xlink:href="#Risk Source">Risk Sour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ntex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ntex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environment<text:s text:c="1"/>in<text:s text:c="1"/>which<text:s text:c="1"/>the<text:s text:c="1"/>organization<text:line-break/>seeks<text:s text:c="1"/>to<text:s text:c="1"/>achieve<text:s text:c="1"/>its<text:s text:c="1"/>objectives.<text:line-break/>Implied<text:s text:c="1"/>by<text:s text:c="1"/>[ISO<text:s text:c="1"/>73-2009]<text:s text:c="1"/>"Internal<text:s text:c="1"/>Context"<text:s text:c="1"/>&amp;<text:s text:c="1"/>"External<text:s text:c="1"/>Context"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Contex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seeks<text:s text:c="1"/>to<text:s text:c="1"/>achieve</text:p>
          </table:table-cell>
          <table:table-cell office:value-type="string">
            <text:p><text:a xlink:type="simple" xlink:href="#Objective">Objectiv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Organization">Organiza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Criteria">Risk Criteria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Decision Or Activit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Decision Or Activit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Used<text:s text:c="1"/>but<text:s text:c="1"/>not<text:s text:c="1"/>defined<text:s text:c="1"/>in<text:s text:c="1"/>ISO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Decision<text:s text:c="1"/>Or<text:s text:c="1"/>Activit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Stakeholder">Stakeholde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can<text:s text:c="1"/>affect</text:p>
          </table:table-cell>
          <table:table-cell office:value-type="string">
            <text:p><text:a xlink:type="simple" xlink:href="#Stakeholder">Stakeholde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nsequen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nsequen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outcome<text:s text:c="1"/>of<text:s text:c="1"/>an<text:s text:c="1"/>event<text:s text:c="1"/>(3.5.1.3)<text:s text:c="1"/>affecting<text:s text:c="1"/>objectives<text:line-break/>NOTE<text:s text:c="1"/>1<text:s text:c="1"/>An<text:s text:c="1"/>event<text:s text:c="1"/>can<text:s text:c="1"/>lead<text:s text:c="1"/>to<text:s text:c="1"/>a<text:s text:c="1"/>range<text:s text:c="1"/>of<text:s text:c="1"/>consequences.<text:line-break/>NOTE<text:s text:c="1"/>2<text:s text:c="1"/>A<text:s text:c="1"/>consequence<text:s text:c="1"/>can<text:s text:c="1"/>be<text:s text:c="1"/>certain<text:s text:c="1"/>or<text:s text:c="1"/>uncertain<text:line-break/>and<text:s text:c="1"/>can<text:s text:c="1"/>have<text:s text:c="1"/>positive<text:s text:c="1"/>or<text:s text:c="1"/>negative<text:s text:c="1"/>effects<text:s text:c="1"/>on<text:s text:c="1"/>objectives.<text:line-break/>NOTE<text:s text:c="1"/>3<text:s text:c="1"/>Consequences<text:s text:c="1"/>can<text:s text:c="1"/>be<text:s text:c="1"/>expressed<text:s text:c="1"/>qualitatively<text:line-break/>or<text:s text:c="1"/>quantitatively.<text:line-break/>NOTE<text:s text:c="1"/>4<text:s text:c="1"/>Initial<text:s text:c="1"/>consequences<text:s text:c="1"/>can<text:s text:c="1"/>escalate<text:s text:c="1"/>through<text:line-break/>knock-on<text:s text:c="1"/>effects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Consequen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Description">Risk Descrip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outcome<text:s text:c="1"/>of</text:p>
          </table:table-cell>
          <table:table-cell office:value-type="string">
            <text:p><text:a xlink:type="simple" xlink:href="#Event">Even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affects</text:p>
          </table:table-cell>
          <table:table-cell office:value-type="string">
            <text:p><text:a xlink:type="simple" xlink:href="#Objective">Objectiv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Frequency">Frequency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Likelihood">Likelihood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Not Happening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Not Happening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An<text:s text:c="1"/>event<text:s text:c="1"/>can<text:s text:c="1"/>consist<text:s text:c="1"/>of<text:s text:c="1"/>something<text:s text:c="1"/>not<text:s text:c="1"/>happening.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Not<text:s text:c="1"/>Happening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Event">Even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aus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aus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Used<text:s text:c="1"/>but<text:s text:c="1"/>not<text:s text:c="1"/>defined<text:s text:c="1"/>in<text:s text:c="1"/>ISO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Caus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Description">Risk Descrip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causes</text:p>
          </table:table-cell>
          <table:table-cell office:value-type="string">
            <text:p><text:a xlink:type="simple" xlink:href="#Event">Even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robabilit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robabilit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measure<text:s text:c="1"/>of<text:s text:c="1"/>the<text:s text:c="1"/>chance<text:s text:c="1"/>of<text:s text:c="1"/>occurrence<text:s text:c="1"/>expressed<text:s text:c="1"/>as<text:line-break/>a<text:s text:c="1"/>number<text:s text:c="1"/>between<text:s text:c="1"/>0<text:s text:c="1"/>and<text:s text:c="1"/>1,<text:s text:c="1"/>where<text:s text:c="1"/>0<text:s text:c="1"/>is<text:s text:c="1"/>impossibility<text:line-break/>and<text:s text:c="1"/>1<text:s text:c="1"/>is<text:s text:c="1"/>absolute<text:s text:c="1"/>certainty<text:line-break/>NOTE<text:s text:c="1"/>See<text:s text:c="1"/>definition<text:s text:c="1"/>3.6.1.1,<text:s text:c="1"/>Note<text:s text:c="1"/>2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Probabilit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Occuran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Occuran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Used<text:s text:c="1"/>but<text:s text:c="1"/>not<text:s text:c="1"/>defined<text:s text:c="1"/>in<text:s text:c="1"/>ISO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Occuran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Event">Even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Even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Even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occurrence<text:s text:c="1"/>or<text:s text:c="1"/>change<text:s text:c="1"/>of<text:s text:c="1"/>a<text:s text:c="1"/>particular<text:s text:c="1"/>set<text:s text:c="1"/>of<text:s text:c="1"/>circumstances<text:line-break/>NOTE<text:s text:c="1"/>1<text:s text:c="1"/>An<text:s text:c="1"/>event<text:s text:c="1"/>can<text:s text:c="1"/>be<text:s text:c="1"/>one<text:s text:c="1"/>or<text:s text:c="1"/>more<text:s text:c="1"/>occurrences,<text:line-break/>and<text:s text:c="1"/>can<text:s text:c="1"/>have<text:s text:c="1"/>several<text:s text:c="1"/>causes.<text:line-break/>NOTE<text:s text:c="1"/>2<text:s text:c="1"/>An<text:s text:c="1"/>event<text:s text:c="1"/>can<text:s text:c="1"/>consist<text:s text:c="1"/>of<text:s text:c="1"/>something<text:s text:c="1"/>not<text:s text:c="1"/>happening.<text:line-break/>NOTE<text:s text:c="1"/>3<text:s text:c="1"/>An<text:s text:c="1"/>event<text:s text:c="1"/>can<text:s text:c="1"/>sometimes<text:s text:c="1"/>be<text:s text:c="1"/>referred<text:s text:c="1"/>to<text:s text:c="1"/>as<text:s text:c="1"/>an<text:line-break/>“incident”<text:s text:c="1"/>or<text:s text:c="1"/>“accident”.<text:line-break/>NOTE<text:s text:c="1"/>4<text:s text:c="1"/>An<text:s text:c="1"/>event<text:s text:c="1"/>without<text:s text:c="1"/>consequences<text:s text:c="1"/>(3.6.1.3)<text:s text:c="1"/>can<text:line-break/>also<text:s text:c="1"/>be<text:s text:c="1"/>referred<text:s text:c="1"/>to<text:s text:c="1"/>as<text:s text:c="1"/>a<text:s text:c="1"/>near<text:s text:c="1"/>miss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Even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Description">Risk Descrip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<text:s text:c="1"/>has<text:s text:c="1"/>outcome</text:p>
          </table:table-cell>
          <table:table-cell office:value-type="string">
            <text:p><text:a xlink:type="simple" xlink:href="#Consequence">Consequen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*</text:p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ause">Caus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can<text:s text:c="1"/>be</text:p>
          </table:table-cell>
          <table:table-cell office:value-type="string">
            <text:p><text:a xlink:type="simple" xlink:href="#Occurance">Occuran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1..*</text:p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Frequency">Frequency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knock-on effect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knock-on effect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When<text:s text:c="1"/>an<text:s text:c="1"/>event<text:s text:c="1"/>or<text:s text:c="1"/>situation<text:s text:c="1"/>has<text:s text:c="1"/>a<text:s text:c="1"/>knock-on<text:s text:c="1"/>effect<text:s text:c="1"/>,<text:s text:c="1"/>it<text:s text:c="1"/>causes<text:s text:c="1"/>other<text:s text:c="1"/>events<text:s text:c="1"/>or<text:s text:c="1"/>situations<text:s text:c="1"/>,<text:s text:c="1"/>but<text:s text:c="1"/>not<text:s text:c="1"/>directly<text:s text:c="1"/>:<text:s text:c="1"/>[http://dictionary.cambridge.org/us/dictionary/british/knock-on-effect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knock-on<text:s text:c="1"/>effect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Cause">Cause</text:a></text:p>
            <text:p><text:a xlink:type="simple" xlink:href="#Consequence">Consequenc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Something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Something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Used<text:s text:c="1"/>but<text:s text:c="1"/>not<text:s text:c="1"/>defined<text:s text:c="1"/>in<text:s text:c="1"/>ISO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Something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Vunerability">Vunerability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Stakeholder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Stakeholder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person<text:s text:c="1"/>or<text:s text:c="1"/>organization<text:s text:c="1"/>that<text:s text:c="1"/>can<text:s text:c="1"/>affect,<text:s text:c="1"/>be<text:s text:c="1"/>affected<text:line-break/>by,<text:s text:c="1"/>or<text:s text:c="1"/>perceive<text:s text:c="1"/>themselves<text:s text:c="1"/>to<text:s text:c="1"/>be<text:s text:c="1"/>affected<text:s text:c="1"/>by<text:s text:c="1"/>a<text:line-break/>decision<text:s text:c="1"/>or<text:s text:c="1"/>activity<text:line-break/>NOTE<text:s text:c="1"/>A<text:s text:c="1"/>decision<text:s text:c="1"/>maker<text:s text:c="1"/>can<text:s text:c="1"/>be<text:s text:c="1"/>a<text:s text:c="1"/>stakeholder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Stakeholde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Person Or Organization">Person Or Organiza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an<text:s text:c="1"/>affect</text:p>
          </table:table-cell>
          <table:table-cell office:value-type="string">
            <text:p><text:a xlink:type="simple" xlink:href="#Decision Or Activity">Decision Or Activity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Decision Or Activity">Decision Or Activity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ers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ers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Used<text:s text:c="1"/>but<text:s text:c="1"/>not<text:s text:c="1"/>defined<text:s text:c="1"/>in<text:s text:c="1"/>ISO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Pers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Person Or Organization">Person Or Organiza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zar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zard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source<text:s text:c="1"/>of<text:s text:c="1"/>potential<text:s text:c="1"/>harm<text:line-break/>NOTE<text:s text:c="1"/>Hazard<text:s text:c="1"/>can<text:s text:c="1"/>be<text:s text:c="1"/>a<text:s text:c="1"/>risk<text:s text:c="1"/>source<text:s text:c="1"/>(3.5.1.2)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Hazard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an<text:s text:c="1"/>be</text:p>
          </table:table-cell>
          <table:table-cell office:value-type="string">
            <text:p><text:a xlink:type="simple" xlink:href="#Risk Source">Risk Sour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Level Of Risk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Level Of Risk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magnitude<text:s text:c="1"/>of<text:s text:c="1"/>a<text:s text:c="1"/>risk<text:s text:c="1"/>(1.1)<text:s text:c="1"/>or<text:s text:c="1"/>combination<text:s text:c="1"/>of<text:s text:c="1"/>risks,<text:line-break/>expressed<text:s text:c="1"/>in<text:s text:c="1"/>terms<text:s text:c="1"/>of<text:s text:c="1"/>the<text:s text:c="1"/>combination<text:s text:c="1"/>of<text:line-break/>consequences<text:s text:c="1"/>(3.6.1.3)<text:s text:c="1"/>and<text:s text:c="1"/>their<text:s text:c="1"/>likelihood<text:line-break/>(3.6.1.1)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Level<text:s text:c="1"/>Of<text:s text:c="1"/>Risk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isk Owner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isk Owner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person<text:s text:c="1"/>or<text:s text:c="1"/>entity<text:s text:c="1"/>with<text:s text:c="1"/>the<text:s text:c="1"/>accountability<text:s text:c="1"/>and<text:s text:c="1"/>authority<text:line-break/>to<text:s text:c="1"/>manage<text:s text:c="1"/>a<text:s text:c="1"/>risk<text:s text:c="1"/>(1.1)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Risk<text:s text:c="1"/>Owne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Stakeholder">Stakeholder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manages</text:p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External Contex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External Contex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external<text:s text:c="1"/>environment<text:s text:c="1"/>in<text:s text:c="1"/>which<text:s text:c="1"/>the<text:s text:c="1"/>organization<text:s text:c="1"/>seeks<text:line-break/>to<text:s text:c="1"/>achieve<text:s text:c="1"/>its<text:s text:c="1"/>objectives<text:line-break/>NOTE<text:s text:c="1"/>External<text:s text:c="1"/>context<text:s text:c="1"/>can<text:s text:c="1"/>include:<text:line-break/>—<text:s text:c="1"/>the<text:s text:c="1"/>cultural,<text:s text:c="1"/>social,<text:s text:c="1"/>political,<text:s text:c="1"/>legal,<text:s text:c="1"/>regulatory,<text:s text:c="1"/>financial,<text:line-break/>technological,<text:s text:c="1"/>economic,<text:s text:c="1"/>natural<text:s text:c="1"/>and<text:s text:c="1"/>competitive<text:line-break/>environment,<text:s text:c="1"/>whether<text:s text:c="1"/>international,<text:s text:c="1"/>national,<text:s text:c="1"/>regional<text:line-break/>or<text:s text:c="1"/>local;<text:line-break/>—<text:s text:c="1"/>key<text:s text:c="1"/>drivers<text:s text:c="1"/>and<text:s text:c="1"/>trends<text:s text:c="1"/>having<text:s text:c="1"/>impact<text:s text:c="1"/>on<text:s text:c="1"/>the<text:s text:c="1"/>objectives<text:line-break/>of<text:s text:c="1"/>the<text:s text:c="1"/>organization;<text:s text:c="1"/>and<text:line-break/>—<text:s text:c="1"/>relationships<text:s text:c="1"/>with,<text:s text:c="1"/>and<text:s text:c="1"/>perceptions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External<text:s text:c="1"/>Contex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Context">Contex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Vunerabilit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Vunerabilit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intrinsic<text:s text:c="1"/>properties<text:s text:c="1"/>of<text:s text:c="1"/>something<text:s text:c="1"/>resulting<text:s text:c="1"/>in<text:s text:c="1"/>susceptibility<text:line-break/>to<text:s text:c="1"/>a<text:s text:c="1"/>risk<text:s text:c="1"/>source<text:s text:c="1"/>(3.5.1.2)<text:s text:c="1"/>that<text:s text:c="1"/>can<text:s text:c="1"/>lead<text:s text:c="1"/>to<text:line-break/>an<text:s text:c="1"/>event<text:s text:c="1"/>with<text:s text:c="1"/>a<text:s text:c="1"/>consequence<text:s text:c="1"/>(3.6.1.3)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Vunerabilit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Source">Risk Sour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vunerability<text:s text:c="1"/>of</text:p>
          </table:table-cell>
          <table:table-cell office:value-type="string">
            <text:p><text:a xlink:type="simple" xlink:href="#Something">Something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isk Descrip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isk Descrip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structured<text:s text:c="1"/>statement<text:s text:c="1"/>of<text:s text:c="1"/>risk<text:s text:c="1"/>usually<text:s text:c="1"/>containing<text:s text:c="1"/>four<text:line-break/>elements:<text:s text:c="1"/>sources,<text:s text:c="1"/>events<text:s text:c="1"/>(3.5.1.3),<text:s text:c="1"/>causes<text:s text:c="1"/>and<text:line-break/>consequences<text:s text:c="1"/>(3.6.1.3)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Risk<text:s text:c="1"/>Descrip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onsequence</text:p>
          </table:table-cell>
          <table:table-cell office:value-type="string">
            <text:p><text:a xlink:type="simple" xlink:href="#Consequence">Consequen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risk<text:s text:c="1"/>Source</text:p>
          </table:table-cell>
          <table:table-cell office:value-type="string">
            <text:p><text:a xlink:type="simple" xlink:href="#Risk Source">Risk Sour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event</text:p>
          </table:table-cell>
          <table:table-cell office:value-type="string">
            <text:p><text:a xlink:type="simple" xlink:href="#Event">Even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cause</text:p>
          </table:table-cell>
          <table:table-cell office:value-type="string">
            <text:p><text:a xlink:type="simple" xlink:href="#Cause">Caus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describes</text:p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Identification">Risk Identifica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ntrol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ntrol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measure<text:s text:c="1"/>that<text:s text:c="1"/>is<text:s text:c="1"/>modifying<text:s text:c="1"/>risk<text:s text:c="1"/>(1.1)<text:line-break/>NOTE<text:s text:c="1"/>1<text:s text:c="1"/>Controls<text:s text:c="1"/>include<text:s text:c="1"/>any<text:s text:c="1"/>process,<text:s text:c="1"/>policy,<text:s text:c="1"/>device,<text:line-break/>practice,<text:s text:c="1"/>or<text:s text:c="1"/>other<text:s text:c="1"/>actions<text:s text:c="1"/>which<text:s text:c="1"/>modify<text:s text:c="1"/>risk.<text:line-break/>NOTE<text:s text:c="1"/>2<text:s text:c="1"/>Controls<text:s text:c="1"/>may<text:s text:c="1"/>not<text:s text:c="1"/>always<text:s text:c="1"/>exert<text:s text:c="1"/>the<text:s text:c="1"/>intended<text:s text:c="1"/>or<text:line-break/>assumed<text:s text:c="1"/>modifying<text:s text:c="1"/>effect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Control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modifies</text:p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Likelihoo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Likelihood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chance<text:s text:c="1"/>of<text:s text:c="1"/>something<text:s text:c="1"/>happening<text:line-break/>NOTE<text:s text:c="1"/>1<text:s text:c="1"/>In<text:s text:c="1"/>risk<text:s text:c="1"/>management<text:s text:c="1"/>terminology,<text:s text:c="1"/>the<text:s text:c="1"/>word<text:line-break/>“likelihood”<text:s text:c="1"/>is<text:s text:c="1"/>used<text:s text:c="1"/>to<text:s text:c="1"/>refer<text:s text:c="1"/>to<text:s text:c="1"/>the<text:s text:c="1"/>chance<text:s text:c="1"/>of<text:s text:c="1"/>something<text:line-break/>happening,<text:s text:c="1"/>whether<text:s text:c="1"/>defined,<text:s text:c="1"/>measured<text:s text:c="1"/>or<text:s text:c="1"/>determined<text:line-break/>objectively<text:s text:c="1"/>or<text:s text:c="1"/>subjectively,<text:s text:c="1"/>qualitatively<text:s text:c="1"/>or<text:s text:c="1"/>quantitatively,<text:line-break/>and<text:s text:c="1"/>described<text:s text:c="1"/>using<text:s text:c="1"/>general<text:s text:c="1"/>terms<text:s text:c="1"/>or<text:s text:c="1"/>mathematically<text:line-break/>[such<text:s text:c="1"/>as<text:s text:c="1"/>a<text:s text:c="1"/>probability<text:s text:c="1"/>(3.6.1.4)<text:s text:c="1"/>or<text:s text:c="1"/>a<text:s text:c="1"/>frequency<text:s text:c="1"/>(3.6.1.5)<text:line-break/>over<text:s text:c="1"/>a<text:s text:c="1"/>given<text:s text:c="1"/>time<text:s text:c="1"/>period].<text:line-break/>NOTE<text:s text:c="1"/>2<text:s text:c="1"/>The<text:s text:c="1"/>English<text:s text:c="1"/>term<text:s text:c="1"/>“likelihood”<text:s text:c="1"/>does<text:s text:c="1"/>not<text:s text:c="1"/>have<text:s text:c="1"/>a<text:line-break/>direct<text:s text:c="1"/>equivalent<text:s text:c="1"/>in<text:s text:c="1"/>some<text:s text:c="1"/>languages;<text:s text:c="1"/>instead,<text:s text:c="1"/>the<text:s text:c="1"/>equivalent<text:line-break/>of<text:s text:c="1"/>the<text:s text:c="1"/>term<text:s text:c="1"/>“probability”<text:s text:c="1"/>is<text:s text:c="1"/>often<text:s text:c="1"/>used.<text:s text:c="1"/>However,<text:s text:c="1"/>in<text:line-break/>English,<text:s text:c="1"/>“probability”<text:s text:c="1"/>is<text:s text:c="1"/>often<text:s text:c="1"/>narrowly<text:s text:c="1"/>interpreted<text:s text:c="1"/>as<text:s text:c="1"/>a<text:line-break/>mathematical<text:s text:c="1"/>term.<text:s text:c="1"/>Therefore,<text:s text:c="1"/>in<text:s text:c="1"/>risk<text:s text:c="1"/>management<text:s text:c="1"/>terminology,<text:line-break/>“likelihood”<text:s text:c="1"/>is<text:s text:c="1"/>used<text:s text:c="1"/>with<text:s text:c="1"/>the<text:s text:c="1"/>intent<text:s text:c="1"/>that<text:s text:c="1"/>it<text:s text:c="1"/>should<text:line-break/>have<text:s text:c="1"/>the<text:s text:c="1"/>same<text:s text:c="1"/>broad<text:s text:c="1"/>interpretation<text:s text:c="1"/>as<text:s text:c="1"/>the<text:s text:c="1"/>term<text:line-break/>“probability”<text:s text:c="1"/>has<text:s text:c="1"/>in<text:s text:c="1"/>many<text:s text:c="1"/>languages<text:s text:c="1"/>other<text:s text:c="1"/>than<text:s text:c="1"/>English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Likelihood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roces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roces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Used<text:s text:c="1"/>but<text:s text:c="1"/>not<text:s text:c="1"/>defined<text:s text:c="1"/>in<text:s text:c="1"/>ISO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Proces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isk Treatmen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isk Treatmen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process<text:s text:c="1"/>to<text:s text:c="1"/>modify<text:s text:c="1"/>risk<text:s text:c="1"/>(1.1)<text:line-break/>NOTE<text:s text:c="1"/>1<text:s text:c="1"/>Risk<text:s text:c="1"/>treatment<text:s text:c="1"/>can<text:s text:c="1"/>involve:<text:line-break/>—<text:s text:c="1"/>avoiding<text:s text:c="1"/>the<text:s text:c="1"/>risk<text:s text:c="1"/>by<text:s text:c="1"/>deciding<text:s text:c="1"/>not<text:s text:c="1"/>to<text:s text:c="1"/>start<text:s text:c="1"/>or<text:s text:c="1"/>continue<text:line-break/>with<text:s text:c="1"/>the<text:s text:c="1"/>activity<text:s text:c="1"/>that<text:s text:c="1"/>gives<text:s text:c="1"/>rise<text:s text:c="1"/>to<text:s text:c="1"/>the<text:s text:c="1"/>risk;<text:line-break/>—<text:s text:c="1"/>taking<text:s text:c="1"/>or<text:s text:c="1"/>increasing<text:s text:c="1"/>risk<text:s text:c="1"/>in<text:s text:c="1"/>order<text:s text:c="1"/>to<text:s text:c="1"/>pursue<text:s text:c="1"/>an<text:line-break/>opportunity;<text:line-break/>—<text:s text:c="1"/>removing<text:s text:c="1"/>the<text:s text:c="1"/>risk<text:s text:c="1"/>source<text:s text:c="1"/>(3.5.1.2);<text:line-break/>—<text:s text:c="1"/>changing<text:s text:c="1"/>the<text:s text:c="1"/>likelihood<text:s text:c="1"/>(3.6.1.1);<text:line-break/>—<text:s text:c="1"/>changing<text:s text:c="1"/>the<text:s text:c="1"/>consequences<text:s text:c="1"/>(3.6.1.3);<text:line-break/>—<text:s text:c="1"/>sharing<text:s text:c="1"/>the<text:s text:c="1"/>risk<text:s text:c="1"/>with<text:s text:c="1"/>another<text:s text:c="1"/>party<text:s text:c="1"/>or<text:s text:c="1"/>parties<text:s text:c="1"/>[including<text:line-break/>contracts<text:s text:c="1"/>and<text:s text:c="1"/>risk<text:s text:c="1"/>financing<text:s text:c="1"/>(3.8.1.4)];<text:s text:c="1"/>and<text:line-break/>—<text:s text:c="1"/>retaining<text:s text:c="1"/>the<text:s text:c="1"/>risk<text:s text:c="1"/>by<text:s text:c="1"/>informed<text:s text:c="1"/>decision.<text:line-break/>NOTE<text:s text:c="1"/>2<text:s text:c="1"/>Risk<text:s text:c="1"/>treatments<text:s text:c="1"/>that<text:s text:c="1"/>deal<text:s text:c="1"/>with<text:s text:c="1"/>negative<text:s text:c="1"/>consequences<text:line-break/>are<text:s text:c="1"/>sometimes<text:s text:c="1"/>referred<text:s text:c="1"/>to<text:s text:c="1"/>as<text:s text:c="1"/>“risk<text:s text:c="1"/>mitigation”,<text:line-break/>“risk<text:s text:c="1"/>elimination”,<text:s text:c="1"/>“risk<text:s text:c="1"/>prevention”<text:s text:c="1"/>and<text:s text:c="1"/>“risk<text:s text:c="1"/>reduction”.<text:line-break/>NOTE<text:s text:c="1"/>3<text:s text:c="1"/>Risk<text:s text:c="1"/>treatment<text:s text:c="1"/>can<text:s text:c="1"/>create<text:s text:c="1"/>new<text:s text:c="1"/>risks<text:s text:c="1"/>or<text:s text:c="1"/>modify<text:line-break/>existing<text:s text:c="1"/>risks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Risk<text:s text:c="1"/>Treatmen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modifies</text:p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Objectiv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Objectiv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Used<text:s text:c="1"/>but<text:s text:c="1"/>not<text:s text:c="1"/>defined<text:s text:c="1"/>in<text:s text:c="1"/>ISO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Objectiv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ntext">Contex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nsequence">Consequen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 Criteria">Risk Criteria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erson Or Organiz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erson Or Organiz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Person<text:s text:c="1"/>Or<text:s text:c="1"/>Organiz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isk Criteria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isk Criteria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terms<text:s text:c="1"/>of<text:s text:c="1"/>reference<text:s text:c="1"/>against<text:s text:c="1"/>which<text:s text:c="1"/>the<text:s text:c="1"/>significance<text:s text:c="1"/>of<text:line-break/>a<text:s text:c="1"/>risk<text:s text:c="1"/>(1.1)<text:s text:c="1"/>is<text:s text:c="1"/>evaluated<text:line-break/>NOTE<text:s text:c="1"/>1<text:s text:c="1"/>Risk<text:s text:c="1"/>criteria<text:s text:c="1"/>are<text:s text:c="1"/>based<text:s text:c="1"/>on<text:s text:c="1"/>organizational<text:line-break/>objectives,<text:s text:c="1"/>and<text:s text:c="1"/>external<text:s text:c="1"/>(3.3.1.1)<text:s text:c="1"/>and<text:s text:c="1"/>internal<text:s text:c="1"/>context<text:line-break/>(3.3.1.2).<text:line-break/>NOTE<text:s text:c="1"/>2<text:s text:c="1"/>Risk<text:s text:c="1"/>criteria<text:s text:c="1"/>can<text:s text:c="1"/>be<text:s text:c="1"/>derived<text:s text:c="1"/>from<text:s text:c="1"/>standards,<text:line-break/>laws,<text:s text:c="1"/>policies<text:s text:c="1"/>and<text:s text:c="1"/>other<text:s text:c="1"/>requirements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Risk<text:s text:c="1"/>Criteria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isk">Risk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based<text:s text:c="1"/>on</text:p>
          </table:table-cell>
          <table:table-cell office:value-type="string">
            <text:p><text:a xlink:type="simple" xlink:href="#Objective">Objectiv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>in<text:s text:c="1"/>context<text:s text:c="1"/>of</text:p>
          </table:table-cell>
          <table:table-cell office:value-type="string">
            <text:p><text:a xlink:type="simple" xlink:href="#Context">Contex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Frequenc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Frequenc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number<text:s text:c="1"/>of<text:s text:c="1"/>events<text:s text:c="1"/>(3.5.1.3)<text:s text:c="1"/>or<text:s text:c="1"/>outcomes<text:s text:c="1"/>per<text:s text:c="1"/>defined<text:line-break/>unit<text:s text:c="1"/>of<text:s text:c="1"/>time<text:line-break/>NOTE<text:s text:c="1"/>Frequency<text:s text:c="1"/>can<text:s text:c="1"/>be<text:s text:c="1"/>applied<text:s text:c="1"/>to<text:s text:c="1"/>past<text:s text:c="1"/>events<text:line-break/>(3.5.1.3)<text:s text:c="1"/>or<text:s text:c="1"/>to<text:s text:c="1"/>potential<text:s text:c="1"/>future<text:s text:c="1"/>events,<text:s text:c="1"/>where<text:s text:c="1"/>it<text:s text:c="1"/>can<text:s text:c="1"/>be<text:line-break/>used<text:s text:c="1"/>as<text:s text:c="1"/>a<text:s text:c="1"/>measure<text:s text:c="1"/>of<text:s text:c="1"/>likelihood<text:s text:c="1"/>(3.6.1.1)/probability<text:line-break/>(3.6.1.3).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Frequenc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Internal Contex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Internal Contex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internal<text:s text:c="1"/>environment<text:s text:c="1"/>in<text:s text:c="1"/>which<text:s text:c="1"/>the<text:s text:c="1"/>organization<text:line-break/>seeks<text:s text:c="1"/>to<text:s text:c="1"/>achieve<text:s text:c="1"/>its<text:s text:c="1"/>objectives<text:line-break/>NOTE<text:s text:c="1"/>Internal<text:s text:c="1"/>context<text:s text:c="1"/>can<text:s text:c="1"/>include:<text:line-break/>—<text:s text:c="1"/>governance,<text:s text:c="1"/>organizational<text:s text:c="1"/>structure,<text:s text:c="1"/>roles<text:s text:c="1"/>and<text:s text:c="1"/>accountabilities;<text:line-break/>—<text:s text:c="1"/>policies,<text:s text:c="1"/>objectives,<text:s text:c="1"/>and<text:s text:c="1"/>the<text:s text:c="1"/>strategies<text:s text:c="1"/>that<text:s text:c="1"/>are<text:s text:c="1"/>in<text:line-break/>place<text:s text:c="1"/>to<text:s text:c="1"/>achieve<text:s text:c="1"/>them;<text:line-break/>—<text:s text:c="1"/>the<text:s text:c="1"/>capabilities,<text:s text:c="1"/>understood<text:s text:c="1"/>in<text:s text:c="1"/>terms<text:s text:c="1"/>of<text:s text:c="1"/>resources<text:line-break/>and<text:s text:c="1"/>knowledge<text:s text:c="1"/>(e.g.<text:s text:c="1"/>capital,<text:s text:c="1"/>time,<text:s text:c="1"/>people,<text:s text:c="1"/>processes,<text:line-break/>systems<text:s text:c="1"/>and<text:s text:c="1"/>technologies);<text:line-break/>—<text:s text:c="1"/>information<text:s text:c="1"/>systems,<text:s text:c="1"/>information<text:s text:c="1"/>flows<text:s text:c="1"/>and<text:s text:c="1"/>decisionmaking<text:line-break/>processes<text:s text:c="1"/>(both<text:s text:c="1"/>formal<text:s text:c="1"/>and<text:s text:c="1"/>informal);<text:line-break/>—<text:s text:c="1"/>relationships<text:s text:c="1"/>with,<text:s text:c="1"/>and<text:s text:c="1"/>perceptions<text:s text:c="1"/>and<text:s text:c="1"/>values<text:s text:c="1"/>of<text:line-break/>internal<text:s text:c="1"/>stakeholders;<text:line-break/>—<text:s text:c="1"/>the<text:s text:c="1"/>organization's<text:s text:c="1"/>culture;<text:line-break/>[ISO<text:s text:c="1"/>73-2009]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ISO73-2009::Internal<text:s text:c="1"/>Contex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Context">Contex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value-type" style:repeat-content="false" fo:background-color="transparent"/>
      <style:text-properties fo:font-size="16pt" fo:font-style="normal" fo:font-weight="bold" style:font-weight-complex="bold"/>
    </style:style>
    <style:style style:name="Heading1" style:family="table-cell" style:parent-style-name="Heading">
      <style:table-cell-properties style:rotation-angle="90"/>
    </style:style>
    <style:style style:name="Label" style:family="table-cell" style:parent-style-name="Default">
      <style:table-cell-properties fo:background-color="#dbe5f1"/>
      <style:text-properties fo:color="#000000" style:font-name="Arial" fo:font-weight="bold" style:font-name-asian="Times New Roman" style:language-asian="en" style:country-asian="US" style:font-weight-asian="bold" style:font-name-complex="Arial" style:font-size-complex="5.55000019073486pt" style:language-complex="ar" style:country-complex="SA" style:font-weight-complex="bold"/>
    </style:style>
    <style:style style:name="Header" style:family="table-cell" style:parent-style-name="Default">
      <style:table-cell-properties fo:background-color="#4f81bd"/>
      <style:text-properties fo:color="#ffffff"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fo:background-color="#4f81bd" fo:border="none"/>
      <style:text-properties fo:color="#ffffff" fo:font-weight="bold" style:font-weight-asian="bold" style:font-weight-complex="bold"/>
    </style:style>
  </office:styles>
  <office:automatic-styles>
    <style:style style:name="mr_italic" style:family="text">
      <style:text-properties fo:font-style="italic" style:font-style-asian="italic" style:font-style-complex="italic"/>
    </style:style>
    <style:style style:name="mr_bold" style:family="text">
      <style:text-properties fo:font-weight="bold" style:font-weight-asian="bold" style:font-weight-complex="bold"/>
    </style:style>
    <style:style style:name="mr_underline" style:family="text">
      <style:text-properties style:text-underline-style="solid" style:text-underline-width="auto" style:text-underline-color="font-color"/>
    </style:style>
    <style:style style:name="mr_strike" style:family="text">
      <style:text-properties style:text-line-through-style="solid"/>
    </style:style>
    <style:page-layout style:name="pm1">
      <style:page-layout-properties fo:page-width="8.2673in" fo:page-height="11.692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8">08/28/2008</text:date>, <text:time>11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'1.0' encoding='UTF-8'?>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<office:meta><meta:generator>OpenOffice.org/2.4-Win32 OpenOffice.org_project/680m12-Build-9286</meta:generator><dc:title>Element<text:s text:c="1"/>Table</dc:title><meta:initial-creator>Kong</meta:initial-creator><meta:creation-date>2008-08-21T10:56:06</meta:creation-date><dc:creator>Kong</dc:creator><dc:date>2008-08-28T11:39:40</dc:date><meta:editing-cycles>94</meta:editing-cycles><meta:editing-duration>PT2H1M2S</meta:editing-duration><meta:user-defined meta:name="Info 1">No<text:s text:c="1"/>Magic</meta:user-defined><meta:user-defined meta:name="Info 2"></meta:user-defined><meta:user-defined meta:name="Info 3"></meta:user-defined><meta:user-defined meta:name="Info 4"></meta:user-defined><meta:document-statistic meta:table-count="2" meta:cell-count="42"></meta:document-statistic></office:meta></office:document-meta>
</file>